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1.111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2" style:family="table-row">
      <style:table-row-properties style:min-row-height="6.8cm"/>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4" style:family="table-row">
      <style:table-row-properties style:min-row-height="6.297cm"/>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1.111cm"/>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6.8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2.4" style:family="table-row">
      <style:table-row-properties style:min-row-height="6.297cm"/>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style:min-row-height="1.111cm"/>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2" style:family="table-row">
      <style:table-row-properties style:min-row-height="6.8cm"/>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4" style:family="table-row">
      <style:table-row-properties style:min-row-height="6.297cm"/>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1" style:family="table-row">
      <style:table-row-properties style:min-row-height="1.111cm"/>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2" style:family="table-row">
      <style:table-row-properties style:min-row-height="6.8cm"/>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4.4" style:family="table-row">
      <style:table-row-properties style:min-row-height="6.297cm"/>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5pt solid #000000" fo:border-right="none" fo:border-top="0.5pt solid #000000" fo:border-bottom="none"/>
    </style:style>
    <style:style style:name="Table5.C1" style:family="table-cell">
      <style:table-cell-properties fo:padding="0.097cm" fo:border-left="0.5pt solid #000000" fo:border-right="0.5pt solid #000000" fo:border-top="0.5pt solid #000000" fo:border-bottom="none"/>
    </style:style>
    <style:style style:name="Table5.A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style:font-name="Times New Roman" fo:font-size="14pt" fo:letter-spacing="normal" fo:font-style="normal"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Heading_20_1">
      <style:paragraph-properties fo:text-align="center" style:justify-single-word="false"/>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Heading_20_2">
      <style:paragraph-properties fo:text-align="center" style:justify-single-word="false"/>
    </style:style>
    <style:style style:name="P10" style:family="paragraph" style:parent-style-name="Standard" style:list-style-name="L1">
      <style:paragraph-properties fo:text-align="start" style:justify-single-word="false"/>
      <style:text-properties fo:font-size="14pt" officeooo:rsid="001456c7" officeooo:paragraph-rsid="001406be" style:font-size-asian="14pt" style:font-size-complex="14pt"/>
    </style:style>
    <style:style style:name="P11" style:family="paragraph" style:parent-style-name="Text_20_body" style:list-style-name="L2">
      <style:paragraph-properties fo:text-align="start" style:justify-single-word="false"/>
      <style:text-properties fo:font-size="14pt" officeooo:rsid="0014ed5b" officeooo:paragraph-rsid="0014ed5b" style:font-size-asian="14pt" style:font-size-complex="14pt"/>
    </style:style>
    <style:style style:name="P12" style:family="paragraph" style:parent-style-name="Text_20_body">
      <style:paragraph-properties fo:text-align="center" style:justify-single-word="false"/>
      <style:text-properties fo:font-size="14pt" style:font-size-asian="14pt" style:font-size-complex="14pt"/>
    </style:style>
    <style:style style:name="P13" style:family="paragraph" style:parent-style-name="Text_20_body">
      <style:paragraph-properties fo:text-align="center" style:justify-single-word="false"/>
    </style:style>
    <style:style style:name="P14" style:family="paragraph" style:parent-style-name="Standard" style:list-style-name="L3">
      <style:paragraph-properties fo:text-align="start" style:justify-single-word="false"/>
      <style:text-properties fo:font-size="14pt" officeooo:rsid="0015c253" style:font-size-asian="14pt" style:font-size-complex="14pt"/>
    </style:style>
    <style:style style:name="P15" style:family="paragraph" style:parent-style-name="Standard" style:list-style-name="L3">
      <style:paragraph-properties fo:text-align="start" style:justify-single-word="false"/>
      <style:text-properties fo:font-size="14pt" officeooo:rsid="0015c253" officeooo:paragraph-rsid="0015c253" style:font-size-asian="14pt" style:font-size-complex="14pt"/>
    </style:style>
    <style:style style:name="P16" style:family="paragraph" style:parent-style-name="Text_20_body">
      <style:paragraph-properties fo:text-align="center" style:justify-single-word="false"/>
      <style:text-properties fo:font-size="14pt" officeooo:rsid="001a9b40" officeooo:paragraph-rsid="001a9b40" style:font-size-asian="14pt" style:font-size-complex="14pt"/>
    </style:style>
    <style:style style:name="P17" style:family="paragraph" style:parent-style-name="Standard">
      <style:paragraph-properties fo:text-align="center" style:justify-single-word="false"/>
      <style:text-properties fo:font-size="14pt" officeooo:rsid="002b5c4c" officeooo:paragraph-rsid="002b5c4c" style:font-size-asian="14pt" style:font-size-complex="14pt"/>
    </style:style>
    <style:style style:name="P18" style:family="paragraph" style:parent-style-name="Standard">
      <style:paragraph-properties fo:text-align="center" style:justify-single-word="false"/>
      <style:text-properties officeooo:paragraph-rsid="002b5c4c"/>
    </style:style>
    <style:style style:name="P19" style:family="paragraph" style:parent-style-name="Heading_20_1">
      <style:paragraph-properties fo:text-align="center" style:justify-single-word="false"/>
      <style:text-properties officeooo:paragraph-rsid="000d681e"/>
    </style:style>
    <style:style style:name="P20" style:family="paragraph" style:parent-style-name="Heading_20_1">
      <style:paragraph-properties fo:text-align="center" style:justify-single-word="false"/>
      <style:text-properties officeooo:rsid="000d681e" officeooo:paragraph-rsid="000d681e"/>
    </style:style>
    <style:style style:name="P21" style:family="paragraph" style:parent-style-name="Standard">
      <style:paragraph-properties fo:text-align="center" style:justify-single-word="false"/>
      <style:text-properties fo:font-size="14pt" officeooo:rsid="002b9691" officeooo:paragraph-rsid="002b9691" style:font-size-asian="14pt" style:font-size-complex="14pt"/>
    </style:style>
    <style:style style:name="P22" style:family="paragraph" style:parent-style-name="Text_20_body">
      <style:paragraph-properties fo:text-align="center" style:justify-single-word="false"/>
      <style:text-properties officeooo:paragraph-rsid="001b1c04"/>
    </style:style>
    <style:style style:name="P23" style:family="paragraph" style:parent-style-name="Text_20_body">
      <style:paragraph-properties fo:text-align="center" style:justify-single-word="false"/>
      <style:text-properties fo:font-size="14pt" officeooo:rsid="001cf99c" officeooo:paragraph-rsid="001cf99c" style:font-size-asian="14pt" style:font-size-complex="14pt"/>
    </style:style>
    <style:style style:name="P24" style:family="paragraph" style:parent-style-name="Heading_20_2">
      <style:paragraph-properties fo:text-align="center" style:justify-single-word="false"/>
      <style:text-properties officeooo:rsid="002fcb0a" officeooo:paragraph-rsid="002fcb0a"/>
    </style:style>
    <style:style style:name="P25" style:family="paragraph" style:parent-style-name="Text_20_body">
      <style:paragraph-properties fo:text-align="center" style:justify-single-word="false"/>
      <style:text-properties officeooo:paragraph-rsid="002fcb0a"/>
    </style:style>
    <style:style style:name="P26" style:family="paragraph" style:parent-style-name="Text_20_body">
      <style:paragraph-properties fo:text-align="center" style:justify-single-word="false"/>
      <style:text-properties officeooo:paragraph-rsid="001f65cd"/>
    </style:style>
    <style:style style:name="P27" style:family="paragraph" style:parent-style-name="Heading_20_1">
      <style:paragraph-properties fo:text-align="center" style:justify-single-word="false"/>
      <style:text-properties officeooo:paragraph-rsid="001406be"/>
    </style:style>
    <style:style style:name="P28" style:family="paragraph" style:parent-style-name="Text_20_body">
      <style:paragraph-properties fo:text-align="center" style:justify-single-word="false"/>
      <style:text-properties officeooo:rsid="001f65cd" officeooo:paragraph-rsid="001f65cd"/>
    </style:style>
    <style:style style:name="P29" style:family="paragraph" style:parent-style-name="Text_20_body">
      <style:paragraph-properties fo:text-align="center" style:justify-single-word="false"/>
      <style:text-properties officeooo:rsid="001fd048" officeooo:paragraph-rsid="001fd048"/>
    </style:style>
    <style:style style:name="P30" style:family="paragraph" style:parent-style-name="Heading_20_2">
      <style:paragraph-properties fo:text-align="center" style:justify-single-word="false"/>
      <style:text-properties officeooo:rsid="0031b188" officeooo:paragraph-rsid="0031b188"/>
    </style:style>
    <style:style style:name="P31" style:family="paragraph" style:parent-style-name="Text_20_body">
      <style:paragraph-properties fo:text-align="center" style:justify-single-word="false"/>
      <style:text-properties officeooo:paragraph-rsid="0031b188"/>
    </style:style>
    <style:style style:name="P32" style:family="paragraph" style:parent-style-name="Table_20_Contents">
      <style:paragraph-properties fo:text-align="center" style:justify-single-word="false"/>
      <style:text-properties fo:font-size="14pt" fo:font-weight="bold" officeooo:rsid="001fd048" officeooo:paragraph-rsid="0021abbc" style:font-size-asian="14pt" style:font-weight-asian="bold" style:font-size-complex="14pt" style:font-weight-complex="bold"/>
    </style:style>
    <style:style style:name="P33" style:family="paragraph" style:parent-style-name="Text_20_body" style:list-style-name="L4">
      <style:paragraph-properties fo:text-align="start" style:justify-single-word="false"/>
      <style:text-properties fo:font-size="14pt" officeooo:rsid="0031b188" officeooo:paragraph-rsid="0031b188" style:font-size-asian="14pt" style:font-size-complex="14pt"/>
    </style:style>
    <style:style style:name="P34" style:family="paragraph" style:parent-style-name="Text_20_body">
      <style:paragraph-properties fo:text-align="start" style:justify-single-word="false"/>
      <style:text-properties fo:font-size="14pt" officeooo:rsid="0031b188" officeooo:paragraph-rsid="0031b188" style:font-size-asian="14pt" style:font-size-complex="14pt"/>
    </style:style>
    <style:style style:name="P35" style:family="paragraph" style:parent-style-name="Text_20_body" style:list-style-name="L4">
      <style:paragraph-properties fo:text-align="start" style:justify-single-word="false"/>
      <style:text-properties fo:font-size="14pt" officeooo:rsid="00332419" officeooo:paragraph-rsid="00332419" style:font-size-asian="14pt" style:font-size-complex="14pt"/>
    </style:style>
    <style:style style:name="P36" style:family="paragraph" style:parent-style-name="Table_20_Contents">
      <style:paragraph-properties fo:text-align="center" style:justify-single-word="false"/>
      <style:text-properties fo:font-size="14pt" fo:font-weight="bold" officeooo:rsid="00332419" officeooo:paragraph-rsid="00332419" style:font-size-asian="14pt" style:font-weight-asian="bold" style:font-size-complex="14pt" style:font-weight-complex="bold"/>
    </style:style>
    <style:style style:name="P37" style:family="paragraph" style:parent-style-name="Text_20_body" style:list-style-name="L5">
      <style:paragraph-properties fo:text-align="start" style:justify-single-word="false"/>
      <style:text-properties fo:font-size="14pt" officeooo:rsid="00332419" officeooo:paragraph-rsid="00332419" style:font-size-asian="14pt" style:font-size-complex="14pt"/>
    </style:style>
    <style:style style:name="P38" style:family="paragraph" style:parent-style-name="Text_20_body" style:list-style-name="L6">
      <style:paragraph-properties fo:text-align="start" style:justify-single-word="false"/>
      <style:text-properties fo:font-size="14pt" officeooo:rsid="00332419" officeooo:paragraph-rsid="00332419" style:font-size-asian="14pt" style:font-size-complex="14pt"/>
    </style:style>
    <style:style style:name="P39" style:family="paragraph" style:parent-style-name="Text_20_body" style:list-style-name="L6">
      <style:paragraph-properties fo:text-align="start" style:justify-single-word="false"/>
      <style:text-properties fo:font-size="14pt" officeooo:rsid="003618f0" officeooo:paragraph-rsid="003618f0" style:font-size-asian="14pt" style:font-size-complex="14pt"/>
    </style:style>
    <style:style style:name="P40" style:family="paragraph" style:parent-style-name="Text_20_body">
      <style:paragraph-properties fo:text-align="center" style:justify-single-word="false"/>
      <style:text-properties fo:font-size="14pt" officeooo:rsid="001cf99c" officeooo:paragraph-rsid="001fd048" style:font-size-asian="14pt" style:font-size-complex="14pt"/>
    </style:style>
    <style:style style:name="P41" style:family="paragraph" style:parent-style-name="Heading_20_2">
      <style:paragraph-properties fo:text-align="center" style:justify-single-word="false"/>
      <style:text-properties officeooo:rsid="003618f0" officeooo:paragraph-rsid="003618f0"/>
    </style:style>
    <style:style style:name="P42" style:family="paragraph" style:parent-style-name="Text_20_body" style:list-style-name="L7">
      <style:paragraph-properties fo:text-align="start" style:justify-single-word="false"/>
      <style:text-properties fo:font-size="14pt" officeooo:rsid="003618f0" officeooo:paragraph-rsid="003618f0" style:font-size-asian="14pt" style:font-size-complex="14pt"/>
    </style:style>
    <style:style style:name="P43" style:family="paragraph" style:parent-style-name="Text_20_body" style:list-style-name="L7">
      <style:paragraph-properties fo:text-align="start" style:justify-single-word="false"/>
      <style:text-properties fo:font-size="14pt" officeooo:rsid="0036ccde" officeooo:paragraph-rsid="0036ccde" style:font-size-asian="14pt" style:font-size-complex="14pt"/>
    </style:style>
    <style:style style:name="P44" style:family="paragraph" style:parent-style-name="Text_20_body" style:list-style-name="L8">
      <style:paragraph-properties fo:text-align="start" style:justify-single-word="false"/>
      <style:text-properties fo:font-size="14pt" officeooo:paragraph-rsid="0021abbc" style:font-size-asian="14pt" style:font-size-complex="14pt"/>
    </style:style>
    <style:style style:name="P45" style:family="paragraph" style:parent-style-name="Table_20_Contents">
      <style:paragraph-properties fo:text-align="center" style:justify-single-word="false"/>
      <style:text-properties fo:font-size="14pt" fo:font-weight="bold" officeooo:rsid="003618f0" officeooo:paragraph-rsid="003618f0" style:font-size-asian="14pt" style:font-weight-asian="bold" style:font-size-complex="14pt" style:font-weight-complex="bold"/>
    </style:style>
    <style:style style:name="P46" style:family="paragraph" style:parent-style-name="Text_20_body" style:list-style-name="L9">
      <style:paragraph-properties fo:text-align="start" style:justify-single-word="false"/>
      <style:text-properties fo:font-size="14pt" officeooo:paragraph-rsid="0021abbc" style:font-size-asian="14pt" style:font-size-complex="14pt"/>
    </style:style>
    <style:style style:name="P47" style:family="paragraph" style:parent-style-name="Text_20_body" style:list-style-name="L9">
      <style:paragraph-properties fo:text-align="start" style:justify-single-word="false"/>
      <style:text-properties fo:font-size="14pt" officeooo:rsid="003618f0" officeooo:paragraph-rsid="003618f0" style:font-size-asian="14pt" style:font-size-complex="14pt"/>
    </style:style>
    <style:style style:name="P48" style:family="paragraph" style:parent-style-name="Standard">
      <style:paragraph-properties fo:text-align="center" style:justify-single-word="false"/>
      <style:text-properties fo:font-size="14pt" officeooo:rsid="001cf99c" officeooo:paragraph-rsid="0021abbc" style:font-size-asian="14pt" style:font-size-complex="14pt"/>
    </style:style>
    <style:style style:name="P49" style:family="paragraph" style:parent-style-name="Heading_20_2">
      <style:paragraph-properties fo:text-align="center" style:justify-single-word="false"/>
      <style:text-properties officeooo:paragraph-rsid="001fd048"/>
    </style:style>
    <style:style style:name="P50" style:family="paragraph" style:parent-style-name="Text_20_body" style:list-style-name="L10">
      <style:paragraph-properties fo:text-align="start" style:justify-single-word="false"/>
      <style:text-properties fo:font-size="14pt" officeooo:paragraph-rsid="0021abbc" style:font-size-asian="14pt" style:font-size-complex="14pt"/>
    </style:style>
    <style:style style:name="P51" style:family="paragraph" style:parent-style-name="Text_20_body" style:list-style-name="L11">
      <style:paragraph-properties fo:text-align="start" style:justify-single-word="false"/>
      <style:text-properties fo:font-size="14pt" officeooo:paragraph-rsid="0021abbc" style:font-size-asian="14pt" style:font-size-complex="14pt"/>
    </style:style>
    <style:style style:name="P52" style:family="paragraph" style:parent-style-name="Text_20_body" style:list-style-name="L12">
      <style:paragraph-properties fo:text-align="start" style:justify-single-word="false"/>
      <style:text-properties fo:font-size="14pt" officeooo:paragraph-rsid="0021abbc" style:font-size-asian="14pt" style:font-size-complex="14pt"/>
    </style:style>
    <style:style style:name="P53" style:family="paragraph" style:parent-style-name="Text_20_body" style:list-style-name="L13">
      <style:paragraph-properties fo:text-align="start" style:justify-single-word="false"/>
      <style:text-properties fo:font-size="14pt" officeooo:paragraph-rsid="0021abbc" style:font-size-asian="14pt" style:font-size-complex="14pt"/>
    </style:style>
    <style:style style:name="P54" style:family="paragraph" style:parent-style-name="Text_20_body">
      <style:paragraph-properties fo:text-align="center" style:justify-single-word="false"/>
      <style:text-properties officeooo:paragraph-rsid="001fd048"/>
    </style:style>
    <style:style style:name="P55" style:family="paragraph" style:parent-style-name="Text_20_body" style:list-style-name="L14">
      <style:paragraph-properties fo:text-align="start" style:justify-single-word="false"/>
      <style:text-properties fo:font-size="14pt" officeooo:paragraph-rsid="0021abbc" style:font-size-asian="14pt" style:font-size-complex="14pt"/>
    </style:style>
    <style:style style:name="P56" style:family="paragraph" style:parent-style-name="Text_20_body" style:list-style-name="L15">
      <style:paragraph-properties fo:text-align="start" style:justify-single-word="false"/>
      <style:text-properties fo:font-size="14pt" officeooo:paragraph-rsid="0021abbc" style:font-size-asian="14pt" style:font-size-complex="14pt"/>
    </style:style>
    <style:style style:name="P57" style:family="paragraph" style:parent-style-name="Text_20_body" style:list-style-name="L16">
      <style:paragraph-properties fo:text-align="start" style:justify-single-word="false"/>
      <style:text-properties fo:font-size="14pt" officeooo:paragraph-rsid="0021abbc" style:font-size-asian="14pt" style:font-size-complex="14pt"/>
    </style:style>
    <style:style style:name="P58" style:family="paragraph" style:parent-style-name="Text_20_body" style:list-style-name="L17">
      <style:paragraph-properties fo:text-align="start" style:justify-single-word="false"/>
      <style:text-properties fo:font-size="14pt" officeooo:paragraph-rsid="0021abbc" style:font-size-asian="14pt" style:font-size-complex="14pt"/>
    </style:style>
    <style:style style:name="P59" style:family="paragraph" style:parent-style-name="Standard">
      <style:paragraph-properties fo:text-align="center" style:justify-single-word="false"/>
      <style:text-properties officeooo:paragraph-rsid="0021abbc"/>
    </style:style>
    <style:style style:name="P60" style:family="paragraph" style:parent-style-name="Table_20_Contents">
      <style:paragraph-properties fo:text-align="center" style:justify-single-word="false"/>
      <style:text-properties fo:font-size="14pt" fo:font-weight="bold" officeooo:rsid="00232406" officeooo:paragraph-rsid="00232406" style:font-size-asian="14pt" style:font-weight-asian="bold" style:font-size-complex="14pt" style:font-weight-complex="bold"/>
    </style:style>
    <style:style style:name="P6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62" style:family="paragraph" style:parent-style-name="Text_20_body">
      <style:paragraph-properties fo:text-align="center" style:justify-single-word="false"/>
      <style:text-properties officeooo:rsid="0027b1b2"/>
    </style:style>
    <style:style style:name="P63" style:family="paragraph" style:parent-style-name="Text_20_body">
      <style:paragraph-properties fo:text-align="center" style:justify-single-word="false"/>
      <style:text-properties fo:font-variant="normal" fo:text-transform="none" fo:color="#000000" loext:opacity="100%" style:font-name="Times New Roman" fo:font-size="14pt" fo:letter-spacing="normal" fo:font-style="normal" fo:font-weight="normal" officeooo:rsid="002d071a" style:font-size-asian="14pt" style:font-size-complex="14pt"/>
    </style:style>
    <style:style style:name="P64" style:family="paragraph" style:parent-style-name="Text_20_body">
      <style:paragraph-properties fo:text-align="start" style:justify-single-word="false"/>
      <style:text-properties fo:font-weight="normal" officeooo:rsid="002d071a" officeooo:paragraph-rsid="002d071a" style:font-weight-asian="normal" style:font-weight-complex="normal"/>
    </style:style>
    <style:style style:name="T1" style:family="text">
      <style:text-properties officeooo:rsid="000f5cda"/>
    </style:style>
    <style:style style:name="T2" style:family="text">
      <style:text-properties officeooo:rsid="002fcb0a"/>
    </style:style>
    <style:style style:name="T3" style:family="text">
      <style:text-properties officeooo:rsid="000d681e"/>
    </style:style>
    <style:style style:name="T4" style:family="text">
      <style:text-properties officeooo:rsid="002c5e99"/>
    </style:style>
    <style:style style:name="T5" style:family="text">
      <style:text-properties officeooo:rsid="002b9691"/>
    </style:style>
    <style:style style:name="T6" style:family="text">
      <style:text-properties officeooo:rsid="001b1c04"/>
    </style:style>
    <style:style style:name="T7" style:family="text">
      <style:text-properties officeooo:rsid="001cf99c"/>
    </style:style>
    <style:style style:name="T8" style:family="text">
      <style:text-properties style:text-position="super 58%"/>
    </style:style>
    <style:style style:name="T9" style:family="text">
      <style:text-properties officeooo:rsid="00348c73"/>
    </style:style>
    <style:style style:name="T10" style:family="text">
      <style:text-properties officeooo:rsid="00232406"/>
    </style:style>
    <style:style style:name="T11" style:family="text">
      <style:text-properties fo:font-variant="normal" fo:text-transform="none" fo:color="#000000" loext:opacity="100%" style:font-name="Times New Roman" fo:font-size="14pt" fo:letter-spacing="normal" fo:font-style="normal" fo:font-weight="normal" officeooo:rsid="002c5e9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rop<text:span text:style-name="T1">o</text:span>sal for <text:span text:style-name="T2">RZA</text:span></text:p>
      <text:p text:style-name="P2">by <text:span text:style-name="T1">T</text:span>yler <text:span text:style-name="T1">H</text:span>ooley</text:p>
      <text:p text:style-name="P1"><text:span text:style-name="T1">centre number: </text:span>37710</text:p>
      <text:p text:style-name="P1"><text:span text:style-name="T1">[</text:span>my student id<text:span text:style-name="T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155_1343291580" office:name="Organisation overview" text:style-name="Index_20_Link" text:visited-style-name="Index_20_Link">Organisation overview<text:tab/>3</text:a></text:p>
          <text:p text:style-name="P4"><text:a xlink:type="simple" xlink:href="#__RefHeading___Toc159_1343291580" office:name="Functional and non-functional requirements" text:style-name="Index_20_Link" text:visited-style-name="Index_20_Link">Functional and non-functional requirements<text:tab/>4</text:a></text:p>
          <text:p text:style-name="P5"><text:a xlink:type="simple" xlink:href="#__RefHeading___Toc161_1343291580" office:name="functional" text:style-name="Index_20_Link" text:visited-style-name="Index_20_Link">functional<text:tab/>4</text:a></text:p>
          <text:p text:style-name="P5"><text:a xlink:type="simple" xlink:href="#__RefHeading___Toc163_1343291580" office:name="non-functional" text:style-name="Index_20_Link" text:visited-style-name="Index_20_Link">non-functional<text:tab/>4</text:a></text:p>
          <text:p text:style-name="P4"><text:a xlink:type="simple" xlink:href="#__RefHeading___Toc165_1343291580" office:name="Key performance indicators (KPI)" text:style-name="Index_20_Link" text:visited-style-name="Index_20_Link">Key performance indicators (KPI)<text:tab/>4</text:a></text:p>
          <text:p text:style-name="P5"><text:a xlink:type="simple" xlink:href="#__RefHeading___Toc1718_657612652" office:name="Website" text:style-name="Index_20_Link" text:visited-style-name="Index_20_Link">Website<text:tab/>4</text:a></text:p>
          <text:p text:style-name="P5"><text:a xlink:type="simple" xlink:href="#__RefHeading___Toc1720_657612652" office:name="publicity/reputation" text:style-name="Index_20_Link" text:visited-style-name="Index_20_Link">publicity/reputation<text:tab/>4</text:a></text:p>
          <text:p text:style-name="P4"><text:a xlink:type="simple" xlink:href="#__RefHeading___Toc167_1343291580" office:name="Problem overview" text:style-name="Index_20_Link" text:visited-style-name="Index_20_Link">Problem overview<text:tab/>5</text:a></text:p>
          <text:p text:style-name="P4"><text:a xlink:type="simple" xlink:href="#__RefHeading___Toc169_1343291580" office:name="decomposition" text:style-name="Index_20_Link" text:visited-style-name="Index_20_Link">decomposition<text:tab/>5</text:a></text:p>
          <text:p text:style-name="P4"><text:a xlink:type="simple" xlink:href="#__RefHeading___Toc171_1343291580" office:name="Laws, guidance &amp; legislation" text:style-name="Index_20_Link" text:visited-style-name="Index_20_Link">Laws, guidance &amp; legislation<text:tab/>6</text:a></text:p>
          <text:p text:style-name="P5"><text:a xlink:type="simple" xlink:href="#__RefHeading___Toc1722_657612652" office:name="Promotion of the Use of Energy from Renewable Sources Regulations 2011" text:style-name="Index_20_Link" text:visited-style-name="Index_20_Link">Promotion of the Use of Energy from Renewable Sources Regulations 2011<text:tab/>6</text:a></text:p>
          <text:p text:style-name="P5"><text:a xlink:type="simple" xlink:href="#__RefHeading___Toc1724_657612652" office:name="Planning Act 2008 &amp; National Policy Statement EN-3" text:style-name="Index_20_Link" text:visited-style-name="Index_20_Link">Planning Act 2008 &amp; National Policy Statement EN-3<text:tab/>6</text:a></text:p>
          <text:p text:style-name="P5"><text:a xlink:type="simple" xlink:href="#__RefHeading___Toc1726_657612652" office:name="UK GDPR (General Data Protection Regulation)" text:style-name="Index_20_Link" text:visited-style-name="Index_20_Link">UK GDPR (General Data Protection Regulation)<text:tab/>6</text:a></text:p>
          <text:p text:style-name="P6"><text:a xlink:type="simple" xlink:href="#__RefHeading___Toc1728_657612652" office:name="Key Requirements:" text:style-name="Index_20_Link" text:visited-style-name="Index_20_Link">Key Requirements:<text:tab/>6</text:a></text:p>
          <text:p text:style-name="P5"><text:a xlink:type="simple" xlink:href="#__RefHeading___Toc1730_657612652" office:name="Data Protection Act 2018" text:style-name="Index_20_Link" text:visited-style-name="Index_20_Link">Data Protection Act 2018<text:tab/>7</text:a></text:p>
          <text:p text:style-name="P5"><text:a xlink:type="simple" xlink:href="#__RefHeading___Toc1732_657612652" office:name="Equality act" text:style-name="Index_20_Link" text:visited-style-name="Index_20_Link">Equality act<text:tab/>7</text:a></text:p>
          <text:p text:style-name="P6"><text:a xlink:type="simple" xlink:href="#__RefHeading___Toc1734_657612652" office:name="Protected Characteristics" text:style-name="Index_20_Link" text:visited-style-name="Index_20_Link">Protected Characteristics<text:tab/>7</text:a></text:p>
          <text:p text:style-name="P6"><text:a xlink:type="simple" xlink:href="#__RefHeading___Toc1736_657612652" office:name="Accessibility Requirements" text:style-name="Index_20_Link" text:visited-style-name="Index_20_Link">Accessibility Requirements<text:tab/>7</text:a></text:p>
          <text:p text:style-name="P6"><text:a xlink:type="simple" xlink:href="#__RefHeading___Toc1738_657612652" office:name="Public Sector Equality Duty (Section 149)" text:style-name="Index_20_Link" text:visited-style-name="Index_20_Link">Public Sector Equality Duty (Section 149)<text:tab/>8</text:a></text:p>
          <text:p text:style-name="P5"><text:a xlink:type="simple" xlink:href="#__RefHeading___Toc1740_657612652" office:name="Permits and Consents" text:style-name="Index_20_Link" text:visited-style-name="Index_20_Link">Permits and Consents<text:tab/>8</text:a></text:p>
          <text:p text:style-name="P5"><text:a xlink:type="simple" xlink:href="#__RefHeading___Toc1742_657612652" office:name="Integration with National Grid and Local Energy Networks" text:style-name="Index_20_Link" text:visited-style-name="Index_20_Link">Integration with National Grid and Local Energy Networks<text:tab/>8</text:a></text:p>
          <text:p text:style-name="P5"><text:a xlink:type="simple" xlink:href="#__RefHeading___Toc1746_657612652" office:name="Consultation and Consumer Protection" text:style-name="Index_20_Link" text:visited-style-name="Index_20_Link">Consultation and Consumer Protection<text:tab/>8</text:a></text:p>
          <text:p text:style-name="P5"><text:a xlink:type="simple" xlink:href="#__RefHeading___Toc1748_657612652" office:name="Smart Metering and Energy Management" text:style-name="Index_20_Link" text:visited-style-name="Index_20_Link">Smart Metering and Energy Management<text:tab/>8</text:a></text:p>
          <text:p text:style-name="P4"><text:a xlink:type="simple" xlink:href="#__RefHeading___Toc173_1343291580" office:name="risks" text:style-name="Index_20_Link" text:visited-style-name="Index_20_Link">risks<text:tab/>9</text:a></text:p>
          <text:p text:style-name="P5"><text:a xlink:type="simple" xlink:href="#__RefHeading___Toc1489_2978027784" office:name="inputs" text:style-name="Index_20_Link" text:visited-style-name="Index_20_Link">inputs<text:tab/>9</text:a></text:p>
          <text:p text:style-name="P5"><text:a xlink:type="simple" xlink:href="#__RefHeading___Toc1491_2978027784" office:name="targetted malicious attacks" text:style-name="Index_20_Link" text:visited-style-name="Index_20_Link">targetted malicious attacks<text:tab/>9</text:a></text:p>
          <text:p text:style-name="P5"><text:a xlink:type="simple" xlink:href="#__RefHeading___Toc1493_2978027784" office:name="accidental miss inputs" text:style-name="Index_20_Link" text:visited-style-name="Index_20_Link">accidental miss inputs<text:tab/>9</text:a></text:p>
          <text:p text:style-name="P4"><text:a xlink:type="simple" xlink:href="#__RefHeading___Toc175_1343291580" office:name="Scope" text:style-name="Index_20_Link" text:visited-style-name="Index_20_Link">Scope<text:tab/>9</text:a></text:p>
          <text:p text:style-name="P4"><text:a xlink:type="simple" xlink:href="#__RefHeading___Toc177_1343291580" office:name="User groups" text:style-name="Index_20_Link" text:visited-style-name="Index_20_Link">User groups<text:tab/>9</text:a></text:p>
          <text:p text:style-name="P5"><text:a xlink:type="simple" xlink:href="#__RefHeading___Toc1789_657612652" office:name="Customers" text:style-name="Index_20_Link" text:visited-style-name="Index_20_Link">Customers<text:tab/>10</text:a></text:p>
          <text:p text:style-name="P5"><text:a xlink:type="simple" xlink:href="#__RefHeading___Toc1791_657612652" office:name="consultants" text:style-name="Index_20_Link" text:visited-style-name="Index_20_Link">consultants<text:tab/>10</text:a></text:p>
          <text:p text:style-name="P5"><text:a xlink:type="simple" xlink:href="#__RefHeading___Toc1793_657612652" office:name="builders" text:style-name="Index_20_Link" text:visited-style-name="Index_20_Link">builders<text:tab/>10</text:a></text:p>
          <text:p text:style-name="P5"><text:a xlink:type="simple" xlink:href="#__RefHeading___Toc1795_657612652" office:name="admin" text:style-name="Index_20_Link" text:visited-style-name="Index_20_Link">admin<text:tab/>10</text:a></text:p>
          <text:p text:style-name="P4"><text:a xlink:type="simple" xlink:href="#__RefHeading___Toc157_1343291580%20Copy%201" office:name="User acceptance criteria" text:style-name="Index_20_Link" text:visited-style-name="Index_20_Link">User acceptance criteria<text:tab/>11</text:a></text:p>
          <text:p text:style-name="P4"><text:a xlink:type="simple" xlink:href="#__RefHeading___Toc179_1343291580" office:name="Empathy maps" text:style-name="Index_20_Link" text:visited-style-name="Index_20_Link">Empathy maps<text:tab/>11</text:a></text:p>
          <text:p text:style-name="P5"><text:a xlink:type="simple" xlink:href="#__RefHeading___Toc1789_657612652%20Copy%201" office:name="Customers" text:style-name="Index_20_Link" text:visited-style-name="Index_20_Link">Customers<text:tab/>11</text:a></text:p>
          <text:p text:style-name="P5"><text:a xlink:type="simple" xlink:href="#__RefHeading___Toc1791_657612652%20Copy%201" office:name="consultants" text:style-name="Index_20_Link" text:visited-style-name="Index_20_Link">consultants<text:tab/>12</text:a></text:p>
          <text:p text:style-name="P5"><text:a xlink:type="simple" xlink:href="#__RefHeading___Toc1793_657612652%20Copy%201" office:name="builders" text:style-name="Index_20_Link" text:visited-style-name="Index_20_Link">builders<text:tab/>13</text:a></text:p>
          <text:p text:style-name="P5"><text:a xlink:type="simple" xlink:href="#__RefHeading___Toc1795_657612652%20Copy%201" office:name="admin" text:style-name="Index_20_Link" text:visited-style-name="Index_20_Link">admin<text:tab/>14</text:a></text:p>
          <text:p text:style-name="P4"><text:a xlink:type="simple" xlink:href="#__RefHeading___Toc181_1343291580" office:name="User stories" text:style-name="Index_20_Link" text:visited-style-name="Index_20_Link">User stories<text:tab/>15</text:a></text:p>
          <text:p text:style-name="P4"><text:a xlink:type="simple" xlink:href="#__RefHeading___Toc183_1343291580" office:name="Alternative systems" text:style-name="Index_20_Link" text:visited-style-name="Index_20_Link">Alternative systems<text:tab/>17</text:a></text:p>
          <text:p text:style-name="P5"><text:a xlink:type="simple" xlink:href="#__RefHeading___Toc4212_2247046011" office:name="ACL" text:style-name="Index_20_Link" text:visited-style-name="Index_20_Link">ACL<text:tab/>17</text:a></text:p>
          <text:p text:style-name="P5"><text:a xlink:type="simple" xlink:href="#__RefHeading___Toc4214_2247046011" office:name="clear vue" text:style-name="Index_20_Link" text:visited-style-name="Index_20_Link">clear vue<text:tab/>18</text:a></text:p>
          <text:p text:style-name="P5"><text:a xlink:type="simple" xlink:href="#__RefHeading___Toc4216_2247046011" office:name="grid point" text:style-name="Index_20_Link" text:visited-style-name="Index_20_Link">grid point<text:tab/>19</text:a></text:p>
          <text:p text:style-name="P4"><text:a xlink:type="simple" xlink:href="#__RefHeading___Toc185_1343291580" office:name="Description of proposed solution" text:style-name="Index_20_Link" text:visited-style-name="Index_20_Link">Description of proposed solution<text:tab/>20</text:a></text:p>
          <text:p text:style-name="P5"><text:a xlink:type="simple" xlink:href="#__RefHeading___Toc1713_2978027784" office:name="key features and benefits" text:style-name="Index_20_Link" text:visited-style-name="Index_20_Link">key features and benefits<text:tab/>20</text:a></text:p>
        </text:index-body>
      </text:table-of-content>
      <text:p text:style-name="P3"><text:soft-page-break/></text:p>
      <text:h text:style-name="P7" text:outline-level="1"><text:bookmark-start text:name="__RefHeading___Toc155_1343291580"/>Organisation overview<text:bookmark-end text:name="__RefHeading___Toc155_1343291580"/></text:h>
      <text:p text:style-name="P8"/>
      <text:p text:style-name="P3"/>
      <text:p text:style-name="P3"/>
      <text:p text:style-name="P3"/>
      <text:p text:style-name="P3"/>
      <text:p text:style-name="P3"/>
      <text:p text:style-name="P3"/>
      <text:p text:style-name="P3"/>
      <text:p text:style-name="P3"/>
      <text:h text:style-name="P7" text:outline-level="1" text:is-list-header="true"><text:bookmark-start text:name="__RefHeading___Toc159_1343291580"/>Functional and non-functional requirements<text:bookmark-end text:name="__RefHeading___Toc159_1343291580"/></text:h>
      <text:h text:style-name="P9" text:outline-level="2"><text:bookmark-start text:name="__RefHeading___Toc161_1343291580"/>functional<text:bookmark-end text:name="__RefHeading___Toc161_1343291580"/></text:h>
      <text:list xml:id="list3212975277" text:style-name="L1">
        <text:list-item>
          <text:p text:style-name="P10"/>
        </text:list-item>
      </text:list>
      <text:p text:style-name="P3"/>
      <text:p text:style-name="P3"/>
      <text:h text:style-name="P9" text:outline-level="2"><text:bookmark-start text:name="__RefHeading___Toc163_1343291580"/>non-functional<text:bookmark-end text:name="__RefHeading___Toc163_1343291580"/></text:h>
      <text:list text:continue-numbering="true" text:style-name="L1">
        <text:list-item>
          <text:p text:style-name="P10"/>
        </text:list-item>
      </text:list>
      <text:p text:style-name="P3"/>
      <text:p text:style-name="P3"/>
      <text:p text:style-name="P3"/>
      <text:h text:style-name="P7" text:outline-level="1"><text:bookmark-start text:name="__RefHeading___Toc165_1343291580"/>Key performance indicators (KPI)<text:bookmark-end text:name="__RefHeading___Toc165_1343291580"/></text:h>
      <text:p text:style-name="P3"/>
      <text:h text:style-name="P9" text:outline-level="2"><text:bookmark-start text:name="__RefHeading___Toc1718_657612652"/>Website<text:bookmark-end text:name="__RefHeading___Toc1718_657612652"/></text:h>
      <text:list text:style-name="L2">
        <text:list-item>
          <text:p text:style-name="P11">Web traffic: can be judged by how long page takes to load</text:p>
        </text:list-item>
        <text:list-item>
          <text:p text:style-name="P11">traffic from all sources: e.g. includes over calls</text:p>
        </text:list-item>
      </text:list>
      <text:p text:style-name="P12"/>
      <text:p text:style-name="P13"/>
      <text:h text:style-name="P9" text:outline-level="2"><text:bookmark-start text:name="__RefHeading___Toc1720_657612652"/>publicity/reputation<text:bookmark-end text:name="__RefHeading___Toc1720_657612652"/></text:h>
      <text:list text:style-name="L3">
        <text:list-item>
          <text:p text:style-name="P14">Improved reviews from popular web association’s such as trust pilot</text:p>
        </text:list-item>
        <text:list-item>
          <text:p text:style-name="P15">number of repeat customers</text:p>
        </text:list-item>
        <text:list-item>
          <text:p text:style-name="P15">customer satisfaction rate</text:p>
        </text:list-item>
      </text:list>
      <text:p text:style-name="P8"/>
      <text:p text:style-name="P3"/>
      <text:p text:style-name="P3"><text:soft-page-break/></text:p>
      <text:h text:style-name="P7" text:outline-level="1"><text:bookmark-start text:name="__RefHeading___Toc167_1343291580"/>Problem overview<text:bookmark-end text:name="__RefHeading___Toc167_1343291580"/></text:h>
      <text:p text:style-name="P16">T</text:p>
      <text:h text:style-name="P7" text:outline-level="1"><text:bookmark-start text:name="__RefHeading___Toc169_1343291580"/>decomposition<text:bookmark-end text:name="__RefHeading___Toc169_1343291580"/></text:h>
      <text:p text:style-name="P17"/>
      <text:p text:style-name="P18"/>
      <text:p text:style-name="P18"/>
      <text:p text:style-name="P18"/>
      <text:p text:style-name="P18"/>
      <text:h text:style-name="P19" text:outline-level="1"><text:bookmark-start text:name="__RefHeading___Toc171_1343291580"/><text:span text:style-name="T3">Laws, guidance &amp; legislation</text:span><text:bookmark-end text:name="__RefHeading___Toc171_1343291580"/></text:h>
      <text:p text:style-name="Standard"/>
      <text:h text:style-name="P20" text:outline-level="1" text:is-list-header="true"><text:bookmark-start text:name="__RefHeading___Toc173_1343291580"/>risks<text:bookmark-end text:name="__RefHeading___Toc173_1343291580"/></text:h>
      <text:h text:style-name="P9" text:outline-level="2"><text:bookmark-start text:name="__RefHeading___Toc1489_2978027784"/>inputs<text:bookmark-end text:name="__RefHeading___Toc1489_2978027784"/></text:h>
      <text:p text:style-name="P21">Inputs can pose a risk for sql injection since we will be using sql to manage the back end database to remove this risk we will cleanse the input to remove anything that could cause unwanted outputs we will also limit the amount they can enter data where possible such as using drop down boxes if its a limited choice for the input</text:p>
      <text:p text:style-name="P21"/>
      <text:h text:style-name="P9" text:outline-level="2"><text:bookmark-start text:name="__RefHeading___Toc1491_2978027784"/>targetted malicious attacks<text:bookmark-end text:name="__RefHeading___Toc1491_2978027784"/></text:h>
      <text:p text:style-name="P21">Targetted attacks to either slow or crash the web page by overloading the web server with requests to prevent other users from accessing it or crashing it which may take a while for it to recover/restart which could cost the company money/time and reputation with local community <text:span text:style-name="T4">we cant fully protect against this and I have limited knowledge at this time on how to prevent against such attacks and don’t have enough time to learn while adding the other features so I will not worry about it but in a real scenario I would add a preventative measure before deploying this system</text:span></text:p>
      <text:p text:style-name="P21"/>
      <text:h text:style-name="P9" text:outline-level="2"><text:bookmark-start text:name="__RefHeading___Toc1493_2978027784"/>accidental mis<text:span text:style-name="T5">s</text:span> inputs<text:bookmark-end text:name="__RefHeading___Toc1493_2978027784"/></text:h>
      <text:p text:style-name="Standard"/>
      <text:p text:style-name="P8">This is easy to fix by using good error handling to catch users if they make an error while typing e.g. putting a number in a box which needs string good robust code with great error handling will remove the issue of handling <text:span text:style-name="T4">incorrect</text:span> <text:span text:style-name="T4">input </text:span>errors</text:p>
      <text:p text:style-name="Standard"/>
      <text:p text:style-name="Standard"/>
      <text:p text:style-name="Standard"/>
      <text:p text:style-name="Standard"><text:soft-page-break/></text:p>
      <text:p text:style-name="Standard"/>
      <text:h text:style-name="P7" text:outline-level="1"><text:bookmark-start text:name="__RefHeading___Toc175_1343291580"/>Scope<text:bookmark-end text:name="__RefHeading___Toc175_1343291580"/></text:h>
      <text:p text:style-name="P13"/>
      <text:p text:style-name="P22"><text:span text:style-name="T6">For my scope I am focusing on </text:span><text:span text:style-name="T7">local people looking to reduce their carbon footprint with little to no knowledge about how to reduce their carbon footprint</text:span></text:p>
      <text:h text:style-name="P7" text:outline-level="1"><text:bookmark-start text:name="__RefHeading___Toc177_1343291580"/>User groups<text:bookmark-end text:name="__RefHeading___Toc177_1343291580"/></text:h>
      <text:p text:style-name="P23">Who will be using my system and who it will be designed for</text:p>
      <text:h text:style-name="P24" text:outline-level="2"><text:bookmark-start text:name="__RefHeading___Toc1791_657612652"/>RZA Management<text:bookmark-end text:name="__RefHeading___Toc1791_657612652"/></text:h>
      <text:p text:style-name="P25"/>
      <text:p text:style-name="P23"/>
      <text:h text:style-name="P24" text:outline-level="2"><text:bookmark-start text:name="__RefHeading___Toc1795_657612652"/>Parents<text:bookmark-end text:name="__RefHeading___Toc1795_657612652"/></text:h>
      <text:p text:style-name="P25"/>
      <text:p text:style-name="P25"/>
      <text:h text:style-name="P24" text:outline-level="2"><text:bookmark-start text:name="__RefHeading___Toc1795_657612652 Copy 2"/>Educational<text:bookmark-end text:name="__RefHeading___Toc1795_657612652 Copy 2"/></text:h>
      <text:p text:style-name="P25"/>
      <text:p text:style-name="P26"/>
      <text:h text:style-name="P27" text:outline-level="1"><text:bookmark-start text:name="__RefHeading___Toc157_1343291580 Copy 1"/>User acceptance criteria<text:bookmark-end text:name="__RefHeading___Toc157_1343291580 Copy 1"/></text:h>
      <text:p text:style-name="P28">Clear and obvious navigations</text:p>
      <text:p text:style-name="P28">accessible colour scheme little to no red and green’s</text:p>
      <text:p text:style-name="P28">fast loading times- efficient code</text:p>
      <text:p text:style-name="P29">clear and obvious instructions for website</text:p>
      <text:h text:style-name="P7" text:outline-level="1"><text:bookmark-start text:name="__RefHeading___Toc179_1343291580"/>Empathy maps<text:bookmark-end text:name="__RefHeading___Toc179_1343291580"/></text:h>
      <text:p text:style-name="P13"/>
      <text:p text:style-name="P13"/>
      <text:p text:style-name="P13"/>
      <text:h text:style-name="P30" text:outline-level="2"><text:bookmark-start text:name="__RefHeading___Toc1789_657612652 Copy 1"/><text:soft-page-break/>RZA Management<text:bookmark-end text:name="__RefHeading___Toc1789_657612652 Copy 1"/></text:h>
      <text:p text:style-name="P31"/>
      <table:table table:name="Table1" table:style-name="Table1">
        <table:table-column table:style-name="Table1.A"/>
        <table:table-column table:style-name="Table1.B"/>
        <table:table-row table:style-name="Table1.1">
          <table:table-cell table:style-name="Table1.A1" office:value-type="string">
            <text:p text:style-name="P32">says</text:p>
          </table:table-cell>
          <table:table-cell table:style-name="Table1.B1" office:value-type="string">
            <text:p text:style-name="P32">thinks</text:p>
          </table:table-cell>
        </table:table-row>
        <table:table-row table:style-name="Table1.2">
          <table:table-cell table:style-name="Table1.A2" office:value-type="string">
            <text:list text:style-name="L4">
              <text:list-item>
                <text:p text:style-name="P33">I want to know how much we took today</text:p>
              </text:list-item>
              <text:list-item>
                <text:p text:style-name="P33">what do our reviews look like</text:p>
              </text:list-item>
              <text:list-item>
                <text:p text:style-name="P33">tickets bought throughout the year inside a width of time</text:p>
              </text:list-item>
              <text:list-item>
                <text:p text:style-name="P33">demographic of visitors school visit casual visits and group visits</text:p>
              </text:list-item>
              <text:list-item>
                <text:p text:style-name="P33">how many unique visits are we getting across all time</text:p>
              </text:list-item>
              <text:list-item>
                <text:p text:style-name="P33">how many repeat visitors do we have </text:p>
              </text:list-item>
            </text:list>
            <text:p text:style-name="P34"/>
          </table:table-cell>
          <table:table-cell table:style-name="Table1.B2" office:value-type="string">
            <text:list text:continue-numbering="true" text:style-name="L4">
              <text:list-item>
                <text:p text:style-name="P35">I wish we had a system that could give me the data on any specific time period</text:p>
              </text:list-item>
              <text:list-item>
                <text:p text:style-name="P35">I wish there was a easier way of obtaining and viewing the reviews from customers</text:p>
              </text:list-item>
              <text:list-item>
                <text:p text:style-name="P35">see tickets bought within a range of time </text:p>
              </text:list-item>
              <text:list-item>
                <text:p text:style-name="P35">I wish I knew which demographic are buying the most tickets</text:p>
              </text:list-item>
              <text:list-item>
                <text:p text:style-name="P35">I wish we could tell the difference between unique and repeat visitors</text:p>
              </text:list-item>
              <text:list-item>
                <text:p text:style-name="P35">I wish we could tell all time unique visitors and how it increases over time</text:p>
              </text:list-item>
            </text:list>
          </table:table-cell>
        </table:table-row>
        <table:table-row>
          <table:table-cell table:style-name="Table1.A2" office:value-type="string">
            <text:p text:style-name="P36">Feels</text:p>
          </table:table-cell>
          <table:table-cell table:style-name="Table1.B2" office:value-type="string">
            <text:p text:style-name="P36">Does</text:p>
          </table:table-cell>
        </table:table-row>
        <table:table-row table:style-name="Table1.4">
          <table:table-cell table:style-name="Table1.A2" office:value-type="string">
            <text:list text:style-name="L5">
              <text:list-item>
                <text:p text:style-name="P37">Feels stressed having to calculate the data to make choices</text:p>
              </text:list-item>
              <text:list-item>
                <text:p text:style-name="P37">feels like they don’t know what users like and don’t like </text:p>
              </text:list-item>
              <text:list-item>
                <text:p text:style-name="P37">feels like they don’t know the entire data from ticket purchases</text:p>
              </text:list-item>
              <text:list-item>
                <text:p text:style-name="P37">feels like they don’t know the demographic of their users causing them to struggle making choices</text:p>
              </text:list-item>
              <text:list-item>
                <text:p text:style-name="P37">don’t know which users are returning</text:p>
              </text:list-item>
            </text:list>
          </table:table-cell>
          <table:table-cell table:style-name="Table1.B2" office:value-type="string">
            <text:list text:style-name="L6">
              <text:list-item>
                <text:p text:style-name="P38">Spending money on 3<text:span text:style-name="T8">rd</text:span> p<text:span text:style-name="T9">a</text:span>rties to process their data</text:p>
              </text:list-item>
              <text:list-item>
                <text:p text:style-name="P38">asking users who enter the park what they liked disturbing them during the visit</text:p>
              </text:list-item>
              <text:list-item>
                <text:p text:style-name="P39">try to count how many tickets are going out by seeing whats in stock which may not be accurate</text:p>
              </text:list-item>
              <text:list-item>
                <text:p text:style-name="P39">try to count which groups enter themselves which causes stress and time consuming</text:p>
              </text:list-item>
              <text:list-item>
                <text:p text:style-name="P39">try to remember which people came back and store it which my <text:soft-page-break/>not be entirely accurte</text:p>
              </text:list-item>
            </text:list>
          </table:table-cell>
        </table:table-row>
      </table:table>
      <text:p text:style-name="P40"/>
      <text:p text:style-name="P40"/>
      <text:h text:style-name="P41" text:outline-level="2"><text:bookmark-start text:name="__RefHeading___Toc1791_657612652 Copy 1"/>education<text:bookmark-end text:name="__RefHeading___Toc1791_657612652 Copy 1"/></text:h>
      <table:table table:name="Table2" table:style-name="Table2">
        <table:table-column table:style-name="Table2.A"/>
        <table:table-column table:style-name="Table2.B"/>
        <table:table-row table:style-name="Table2.1">
          <table:table-cell table:style-name="Table2.A1" office:value-type="string">
            <text:p text:style-name="P32">says</text:p>
          </table:table-cell>
          <table:table-cell table:style-name="Table2.B1" office:value-type="string">
            <text:p text:style-name="P32">thinks</text:p>
          </table:table-cell>
        </table:table-row>
        <table:table-row table:style-name="Table2.2">
          <table:table-cell table:style-name="Table2.A2" office:value-type="string">
            <text:list text:style-name="L7">
              <text:list-item>
                <text:p text:style-name="P42">I want to know the layout of the zoo</text:p>
              </text:list-item>
              <text:list-item>
                <text:p text:style-name="P42">I want to know what animals and entertainment are available</text:p>
              </text:list-item>
              <text:list-item>
                <text:p text:style-name="P42">I want to know opening and closing times</text:p>
              </text:list-item>
              <text:list-item>
                <text:p text:style-name="P42">I want to know pricing options</text:p>
              </text:list-item>
              <text:list-item>
                <text:p text:style-name="P42">I want to know catering options</text:p>
              </text:list-item>
              <text:list-item>
                <text:p text:style-name="P42">I want to know allergen concerns</text:p>
              </text:list-item>
              <text:list-item>
                <text:p text:style-name="P43">I want to see risk assesments</text:p>
              </text:list-item>
              <text:list-item>
                <text:p text:style-name="P43">I want to know disability coverage</text:p>
              </text:list-item>
            </text:list>
          </table:table-cell>
          <table:table-cell table:style-name="Table2.B2" office:value-type="string">
            <text:list text:style-name="L8">
              <text:list-item>
                <text:p text:style-name="P44"/>
              </text:list-item>
            </text:list>
          </table:table-cell>
        </table:table-row>
        <table:table-row>
          <table:table-cell table:style-name="Table2.A2" office:value-type="string">
            <text:p text:style-name="P45">Feels</text:p>
          </table:table-cell>
          <table:table-cell table:style-name="Table2.B2" office:value-type="string">
            <text:p text:style-name="P45">Does</text:p>
          </table:table-cell>
        </table:table-row>
        <table:table-row table:style-name="Table2.4">
          <table:table-cell table:style-name="Table2.A2" office:value-type="string">
            <text:list text:style-name="L9">
              <text:list-item>
                <text:p text:style-name="P46"/>
              </text:list-item>
            </text:list>
          </table:table-cell>
          <table:table-cell table:style-name="Table2.B2" office:value-type="string">
            <text:list text:continue-numbering="true" text:style-name="L9">
              <text:list-item>
                <text:p text:style-name="P47"/>
              </text:list-item>
            </text:list>
          </table:table-cell>
        </table:table-row>
      </table:table>
      <text:p text:style-name="P48"/>
      <text:h text:style-name="P49" text:outline-level="2"><text:bookmark-start text:name="__RefHeading___Toc1793_657612652 Copy 1"/>builders<text:bookmark-end text:name="__RefHeading___Toc1793_657612652 Copy 1"/></text:h>
      <table:table table:name="Table3" table:style-name="Table3">
        <table:table-column table:style-name="Table3.A"/>
        <table:table-column table:style-name="Table3.B"/>
        <table:table-row table:style-name="Table3.1">
          <table:table-cell table:style-name="Table3.A1" office:value-type="string">
            <text:p text:style-name="P32">says</text:p>
          </table:table-cell>
          <table:table-cell table:style-name="Table3.B1" office:value-type="string">
            <text:p text:style-name="P32">thinks</text:p>
          </table:table-cell>
        </table:table-row>
        <text:soft-page-break/>
        <table:table-row table:style-name="Table3.2">
          <table:table-cell table:style-name="Table3.A2" office:value-type="string">
            <text:list text:style-name="L10">
              <text:list-item>
                <text:p text:style-name="P50"/>
              </text:list-item>
            </text:list>
          </table:table-cell>
          <table:table-cell table:style-name="Table3.B2" office:value-type="string">
            <text:list text:style-name="L11">
              <text:list-item>
                <text:p text:style-name="P51"/>
              </text:list-item>
            </text:list>
          </table:table-cell>
        </table:table-row>
        <table:table-row>
          <table:table-cell table:style-name="Table3.A2" office:value-type="string">
            <text:p text:style-name="P32">does</text:p>
          </table:table-cell>
          <table:table-cell table:style-name="Table3.B2" office:value-type="string">
            <text:p text:style-name="P32">feels</text:p>
          </table:table-cell>
        </table:table-row>
        <table:table-row table:style-name="Table3.4">
          <table:table-cell table:style-name="Table3.A2" office:value-type="string">
            <text:list text:style-name="L12">
              <text:list-item>
                <text:p text:style-name="P52"/>
              </text:list-item>
            </text:list>
          </table:table-cell>
          <table:table-cell table:style-name="Table3.B2" office:value-type="string">
            <text:list text:style-name="L13">
              <text:list-item>
                <text:p text:style-name="P53"/>
              </text:list-item>
            </text:list>
          </table:table-cell>
        </table:table-row>
      </table:table>
      <text:p text:style-name="P48"/>
      <text:h text:style-name="P49" text:outline-level="2"/>
      <text:h text:style-name="P49" text:outline-level="2"/>
      <text:p text:style-name="P54"/>
      <text:h text:style-name="P49" text:outline-level="2"><text:bookmark-start text:name="__RefHeading___Toc1795_657612652 Copy 1"/>admin<text:bookmark-end text:name="__RefHeading___Toc1795_657612652 Copy 1"/></text:h>
      <table:table table:name="Table4" table:style-name="Table4">
        <table:table-column table:style-name="Table4.A"/>
        <table:table-column table:style-name="Table4.B"/>
        <table:table-row table:style-name="Table4.1">
          <table:table-cell table:style-name="Table4.A1" office:value-type="string">
            <text:p text:style-name="P32">says</text:p>
          </table:table-cell>
          <table:table-cell table:style-name="Table4.B1" office:value-type="string">
            <text:p text:style-name="P32">thinks</text:p>
          </table:table-cell>
        </table:table-row>
        <text:soft-page-break/>
        <table:table-row table:style-name="Table4.2">
          <table:table-cell table:style-name="Table4.A2" office:value-type="string">
            <text:list text:style-name="L14">
              <text:list-item>
                <text:p text:style-name="P55"/>
              </text:list-item>
            </text:list>
          </table:table-cell>
          <table:table-cell table:style-name="Table4.B2" office:value-type="string">
            <text:list text:style-name="L15">
              <text:list-item>
                <text:p text:style-name="P56"/>
              </text:list-item>
            </text:list>
          </table:table-cell>
        </table:table-row>
        <table:table-row>
          <table:table-cell table:style-name="Table4.A2" office:value-type="string">
            <text:p text:style-name="P32">does</text:p>
          </table:table-cell>
          <table:table-cell table:style-name="Table4.B2" office:value-type="string">
            <text:p text:style-name="P32">feels</text:p>
          </table:table-cell>
        </table:table-row>
        <table:table-row table:style-name="Table4.4">
          <table:table-cell table:style-name="Table4.A2" office:value-type="string">
            <text:list text:style-name="L16">
              <text:list-item>
                <text:p text:style-name="P57"/>
              </text:list-item>
            </text:list>
          </table:table-cell>
          <table:table-cell table:style-name="Table4.B2" office:value-type="string">
            <text:list text:style-name="L17">
              <text:list-item>
                <text:p text:style-name="P58"/>
              </text:list-item>
            </text:list>
          </table:table-cell>
        </table:table-row>
      </table:table>
      <text:p text:style-name="P59"/>
      <text:p text:style-name="P13"/>
      <text:p text:style-name="P13"/>
      <text:h text:style-name="P7" text:outline-level="1" text:is-list-header="true"><text:bookmark-start text:name="__RefHeading___Toc181_1343291580"/>User stories<text:bookmark-end text:name="__RefHeading___Toc181_1343291580"/></text:h>
      <table:table table:name="Table5" table:style-name="Table5">
        <table:table-column table:style-name="Table5.A" table:number-columns-repeated="3"/>
        <table:table-row>
          <table:table-cell table:style-name="Table5.A1" office:value-type="string">
            <text:p text:style-name="P60">As a [user]</text:p>
          </table:table-cell>
          <table:table-cell table:style-name="Table5.A1" office:value-type="string">
            <text:p text:style-name="P60">I want...</text:p>
          </table:table-cell>
          <table:table-cell table:style-name="Table5.C1" office:value-type="string">
            <text:p text:style-name="P61"><text:s/><text:span text:style-name="T10">So that...</text:span></text:p>
          </table:table-cell>
        </table:table-row>
        <table:table-row>
          <table:table-cell table:style-name="Table5.A2" office:value-type="string">
            <text:p text:style-name="P60"/>
          </table:table-cell>
          <table:table-cell table:style-name="Table5.A2" office:value-type="string">
            <text:p text:style-name="P60"/>
          </table:table-cell>
          <table:table-cell table:style-name="Table5.C2" office:value-type="string">
            <text:p text:style-name="P61"/>
          </table:table-cell>
        </table:table-row>
      </table:table>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7" text:outline-level="1"><text:bookmark-start text:name="__RefHeading___Toc183_1343291580"/>Alternative s<text:span text:style-name="T3">ystems</text:span><text:bookmark-end text:name="__RefHeading___Toc183_1343291580"/></text:h>
      <text:p text:style-name="P62"/>
      <text:p text:style-name="P13"/>
      <text:h text:style-name="P7" text:outline-level="1"><text:bookmark-start text:name="__RefHeading___Toc185_1343291580"/>Description of proposed solution<text:bookmark-end text:name="__RefHeading___Toc185_1343291580"/></text:h>
      <text:p text:style-name="P63"><text:span text:style-name="T11"/></text:p>
      <text:p text:style-name="P6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0d681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s/><text:span text:style-name="MT1">of </text:span><text:span text:style-name="MT1"><text:page-count>10</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0T09:36:22.027435800</meta:creation-date>
    <dc:date>2025-12-05T12:57:40.365327800</dc:date>
    <meta:editing-duration>PT57M43S</meta:editing-duration>
    <meta:editing-cycles>11</meta:editing-cycles>
    <meta:generator>LibreOffice/25.8.3.2$Windows_X86_64 LibreOffice_project/8ca8d55c161d602844f5428fa4b58097424e324e</meta:generator>
    <meta:document-statistic meta:table-count="5" meta:image-count="0" meta:object-count="0" meta:page-count="10" meta:paragraph-count="157" meta:word-count="939" meta:character-count="5185" meta:non-whitespace-character-count="4434"/>
  </office:meta>
</office:document-meta>
</file>